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9">
            <text:p>Poz-48439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710.0">
            <text:p>971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75">
            <text:p>-11.75</text:p>
          </table:table-cell>
          <table:table-cell office:value-type="float" office:value="0.561449018166387">
            <text:p>0.561449018166387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29">
            <text:p>Poz-56229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170.0">
            <text:p>5170.0</text:p>
          </table:table-cell>
          <table:table-cell office:value-type="float" office:value="40.0">
            <text:p>4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7">
            <text:p>-5.37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1">
            <text:p>Tln-3101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134.0">
            <text:p>6134.0</text:p>
          </table:table-cell>
          <table:table-cell office:value-type="float" office:value="70.0">
            <text:p>7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2">
            <text:p>Tln-3102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476.0">
            <text:p>6476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7810249675906655">
            <text:p>0.07810249675906655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103">
            <text:p>Tln-3103</text:p>
          </table:table-cell>
          <table:table-cell office:value-type="float" office:value="56.97">
            <text:p>56.97</text:p>
          </table:table-cell>
          <table:table-cell office:value-type="float" office:value="23.91">
            <text:p>23.91</text:p>
          </table:table-cell>
          <table:table-cell office:value-type="float" office:value="6055.0">
            <text:p>6055.0</text:p>
          </table:table-cell>
          <table:table-cell office:value-type="float" office:value="75.0">
            <text:p>7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08485281374238571">
            <text:p>0.08485281374238571</text:p>
          </table:table-cell>
          <table:table-cell office:value-type="float" office:value="0.06">
            <text:p>0.06</text:p>
          </table:table-cell>
          <table:table-cell office:value-type="string" office:value="Eberhards2008,RosentauEtal2021">
            <text:p>Eberhards2008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40">
            <text:p>Poz-56240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1">
            <text:p>-6.01</text:p>
          </table:table-cell>
          <table:table-cell office:value-type="float" office:value="0.5374941860150675">
            <text:p>0.5374941860150675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497">
            <text:p>Tln-349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920.0">
            <text:p>3920.0</text:p>
          </table:table-cell>
          <table:table-cell office:value-type="float" office:value="55.0">
            <text:p>5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77">
            <text:p>-4.77</text:p>
          </table:table-cell>
          <table:table-cell office:value-type="float" office:value="0.5151941381654105">
            <text:p>0.5151941381654105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0">
            <text:p>Poz-56230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1">
            <text:p>Poz-56231</text:p>
          </table:table-cell>
          <table:table-cell office:value-type="float" office:value="57.12">
            <text:p>57.12</text:p>
          </table:table-cell>
          <table:table-cell office:value-type="float" office:value="24.27">
            <text:p>24.27</text:p>
          </table:table-cell>
          <table:table-cell office:value-type="float" office:value="5290.0">
            <text:p>5290.0</text:p>
          </table:table-cell>
          <table:table-cell office:value-type="float" office:value="35.0">
            <text:p>35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5">
            <text:p>-4.15</text:p>
          </table:table-cell>
          <table:table-cell office:value-type="float" office:value="0.5149757275833493">
            <text:p>0.5149757275833493</text:p>
          </table:table-cell>
          <table:table-cell office:value-type="float" office:value="0.5030904491242106">
            <text:p>0.5030904491242106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7601">
            <text:p>Poz-57601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6370.0">
            <text:p>6370.0</text:p>
          </table:table-cell>
          <table:table-cell office:value-type="float" office:value="40.0">
            <text:p>4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13">
            <text:p>-8.13</text:p>
          </table:table-cell>
          <table:table-cell office:value-type="float" office:value="0.5339709729938511">
            <text:p>0.5339709729938511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8">
            <text:p>Poz-6385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7810.0">
            <text:p>7810.0</text:p>
          </table:table-cell>
          <table:table-cell office:value-type="float" office:value="35.0">
            <text:p>3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85">
            <text:p>-9.85</text:p>
          </table:table-cell>
          <table:table-cell office:value-type="float" office:value="0.5448164828637254">
            <text:p>0.54481648286372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6">
            <text:p>Poz-63856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2385.0">
            <text:p>2385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15">
            <text:p>-3.15</text:p>
          </table:table-cell>
          <table:table-cell office:value-type="float" office:value="0.5090432201689754">
            <text:p>0.50904322016897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7">
            <text:p>Poz-56237</text:p>
          </table:table-cell>
          <table:table-cell office:value-type="float" office:value="57.03">
            <text:p>57.03</text:p>
          </table:table-cell>
          <table:table-cell office:value-type="float" office:value="24.24">
            <text:p>24.24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0.5275651618520693">
            <text:p>0.5275651618520693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6">
            <text:p>Poz-56236</text:p>
          </table:table-cell>
          <table:table-cell office:value-type="float" office:value="57.03">
            <text:p>57.03</text:p>
          </table:table-cell>
          <table:table-cell office:value-type="float" office:value="24.24">
            <text:p>24.24</text:p>
          </table:table-cell>
          <table:table-cell office:value-type="float" office:value="5270.0">
            <text:p>5270.0</text:p>
          </table:table-cell>
          <table:table-cell office:value-type="float" office:value="35.0">
            <text:p>35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nd">
            <text:p>nd</text:p>
          </table:table-cell>
          <table:table-cell office:value-type="float" office:value="-4.01">
            <text:p>-4.01</text:p>
          </table:table-cell>
          <table:table-cell office:value-type="float" office:value="0.5246903848937962">
            <text:p>0.5246903848937962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Tln-3500">
            <text:p>Tln-3500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3793.0">
            <text:p>3793.0</text:p>
          </table:table-cell>
          <table:table-cell office:value-type="float" office:value="60.0">
            <text:p>6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2">
            <text:p>-4.52</text:p>
          </table:table-cell>
          <table:table-cell office:value-type="float" office:value="0.5131520242579191">
            <text:p>0.5131520242579191</text:p>
          </table:table-cell>
          <table:table-cell office:value-type="float" office:value="0.5033140172894055">
            <text:p>0.5033140172894055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2">
            <text:p>Poz-56232</text:p>
          </table:table-cell>
          <table:table-cell office:value-type="float" office:value="57.05">
            <text:p>57.05</text:p>
          </table:table-cell>
          <table:table-cell office:value-type="float" office:value="24.24">
            <text:p>24.24</text:p>
          </table:table-cell>
          <table:table-cell office:value-type="float" office:value="4890.0">
            <text:p>4890.0</text:p>
          </table:table-cell>
          <table:table-cell office:value-type="float" office:value="35.0">
            <text:p>35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nd">
            <text:p>nd</text:p>
          </table:table-cell>
          <table:table-cell office:value-type="float" office:value="-6.45">
            <text:p>-6.45</text:p>
          </table:table-cell>
          <table:table-cell office:value-type="float" office:value="0.5448164828637254">
            <text:p>0.5448164828637254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40">
            <text:p>Poz-48440</text:p>
          </table:table-cell>
          <table:table-cell office:value-type="float" office:value="56.96">
            <text:p>56.96</text:p>
          </table:table-cell>
          <table:table-cell office:value-type="float" office:value="23.55">
            <text:p>23.55</text:p>
          </table:table-cell>
          <table:table-cell office:value-type="float" office:value="7460.0">
            <text:p>746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0.5043064544500695">
            <text:p>0.50430645445006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3">
            <text:p>Poz-56233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34">
            <text:p>-5.34</text:p>
          </table:table-cell>
          <table:table-cell office:value-type="float" office:value="0.5246903848937962">
            <text:p>0.5246903848937962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48438">
            <text:p>Poz-48438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9630.0">
            <text:p>96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7">
            <text:p>-11.57</text:p>
          </table:table-cell>
          <table:table-cell office:value-type="float" office:value="0.557068218443666">
            <text:p>0.557068218443666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4">
            <text:p>Poz-56234</text:p>
          </table:table-cell>
          <table:table-cell office:value-type="float" office:value="57.13">
            <text:p>57.13</text:p>
          </table:table-cell>
          <table:table-cell office:value-type="float" office:value="24.33">
            <text:p>24.33</text:p>
          </table:table-cell>
          <table:table-cell office:value-type="float" office:value="9640.0">
            <text:p>9640.0</text:p>
          </table:table-cell>
          <table:table-cell office:value-type="float" office:value="50.0">
            <text:p>50.0</text:p>
          </table:table-cell>
          <table:table-cell office:value-type="string" office:value="wood/bark">
            <text:p>wood/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9">
            <text:p>-5.69</text:p>
          </table:table-cell>
          <table:table-cell office:value-type="float" office:value="0.5246189093046495">
            <text:p>0.5246189093046495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2015,RosentauEtal2021">
            <text:p>Grudzinska2015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63857">
            <text:p>Poz-63857</text:p>
          </table:table-cell>
          <table:table-cell office:value-type="float" office:value="57.18">
            <text:p>57.18</text:p>
          </table:table-cell>
          <table:table-cell office:value-type="float" office:value="24.35">
            <text:p>24.35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95">
            <text:p>-5.95</text:p>
          </table:table-cell>
          <table:table-cell office:value-type="float" office:value="0.5192542729723079">
            <text:p>0.5192542729723079</text:p>
          </table:table-cell>
          <table:table-cell office:value-type="float" office:value="0.5027176145710432">
            <text:p>0.5027176145710432</text:p>
          </table:table-cell>
          <table:table-cell office:value-type="string" office:value="GrudzinskaEtal2017,RosentauEtal2021">
            <text:p>GrudzinskaEtal2017,RosentauEtal2021</text:p>
          </table:table-cell>
        </table:table-row>
        <table:table-row>
          <table:table-cell office:value-type="string" office:value="Riga">
            <text:p>Riga</text:p>
          </table:table-cell>
          <table:table-cell office:value-type="string" office:value="radiocarbon">
            <text:p>radiocarbon</text:p>
          </table:table-cell>
          <table:table-cell office:value-type="string" office:value="Poz-56239">
            <text:p>Poz-56239</text:p>
          </table:table-cell>
          <table:table-cell office:value-type="float" office:value="57.06">
            <text:p>57.06</text:p>
          </table:table-cell>
          <table:table-cell office:value-type="float" office:value="24.27">
            <text:p>24.27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63">
            <text:p>-7.63</text:p>
          </table:table-cell>
          <table:table-cell office:value-type="float" office:value="0.5488169093604898">
            <text:p>0.5488169093604898</text:p>
          </table:table-cell>
          <table:table-cell office:value-type="float" office:value="0.5027922035990614">
            <text:p>0.5027922035990614</text:p>
          </table:table-cell>
          <table:table-cell office:value-type="string" office:value="Grudzinska2015,RosentauEtal2021">
            <text:p>Grudzinska201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